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swiss"/>
    <style:font-face style:name="Consolas" svg:font-family="Consolas"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style:font-name="ARial" fo:font-size="11pt" officeooo:paragraph-rsid="000c8e16" style:font-size-asian="11pt" style:font-size-complex="11pt"/>
    </style:style>
    <style:style style:name="P2" style:family="paragraph" style:parent-style-name="Standard">
      <style:paragraph-properties fo:text-align="center" style:justify-single-word="false"/>
      <style:text-properties style:font-name="ARial" fo:font-size="11pt" officeooo:paragraph-rsid="000c8e16" style:font-size-asian="11pt" style:font-size-complex="11pt"/>
    </style:style>
    <style:style style:name="P3" style:family="paragraph" style:parent-style-name="Standard">
      <style:paragraph-properties fo:text-align="start" style:justify-single-word="false"/>
      <style:text-properties style:font-name="ARial" fo:font-size="11pt" officeooo:paragraph-rsid="000c8e16" style:font-size-asian="11pt" style:font-size-complex="11pt"/>
    </style:style>
    <style:style style:name="P4" style:family="paragraph" style:parent-style-name="Standard">
      <style:paragraph-properties fo:text-align="start" style:justify-single-word="false"/>
      <style:text-properties style:font-name="ARial" fo:font-size="11pt" officeooo:paragraph-rsid="000cc28c" style:font-size-asian="11pt" style:font-size-complex="11pt"/>
    </style:style>
    <style:style style:name="P5" style:family="paragraph" style:parent-style-name="Standard">
      <style:paragraph-properties fo:text-align="start" style:justify-single-word="false"/>
      <style:text-properties style:font-name="ARial" fo:font-size="11pt" officeooo:paragraph-rsid="000dc158" style:font-size-asian="11pt" style:font-size-complex="11pt"/>
    </style:style>
    <style:style style:name="P6" style:family="paragraph" style:parent-style-name="Standard">
      <style:paragraph-properties fo:text-align="start" style:justify-single-word="false"/>
      <style:text-properties style:font-name="ARial" fo:font-size="11pt" officeooo:paragraph-rsid="000fbfbc" style:font-size-asian="11pt" style:font-size-complex="11pt"/>
    </style:style>
    <style:style style:name="P7" style:family="paragraph" style:parent-style-name="Standard">
      <style:paragraph-properties fo:text-align="start" style:justify-single-word="false"/>
      <style:text-properties style:font-name="ARial" fo:font-size="11pt" fo:font-weight="bold" officeooo:paragraph-rsid="000c8e16" style:font-size-asian="11pt" style:font-weight-asian="bold" style:font-size-complex="11pt" style:font-weight-complex="bold"/>
    </style:style>
    <style:style style:name="P8" style:family="paragraph" style:parent-style-name="Standard">
      <style:paragraph-properties fo:text-align="start" style:justify-single-word="false"/>
      <style:text-properties style:font-name="ARial" fo:font-size="11pt" fo:font-weight="bold" officeooo:paragraph-rsid="000dc158" style:font-size-asian="11pt" style:font-weight-asian="bold" style:font-size-complex="11pt" style:font-weight-complex="bold"/>
    </style:style>
    <style:style style:name="P9" style:family="paragraph" style:parent-style-name="Standard">
      <style:paragraph-properties fo:text-align="start" style:justify-single-word="false"/>
      <style:text-properties style:font-name="ARial" fo:font-size="11pt" fo:font-weight="normal" officeooo:paragraph-rsid="000dc158" style:font-size-asian="11pt" style:font-weight-asian="normal" style:font-size-complex="11pt" style:font-weight-complex="normal"/>
    </style:style>
    <style:style style:name="P10" style:family="paragraph" style:parent-style-name="Standard">
      <style:paragraph-properties fo:text-align="start" style:justify-single-word="false"/>
      <style:text-properties style:font-name="ARial" fo:font-size="11pt" fo:font-weight="normal" officeooo:paragraph-rsid="00103a05" style:font-size-asian="11pt" style:font-weight-asian="normal" style:font-size-complex="11pt" style:font-weight-complex="normal"/>
    </style:style>
    <style:style style:name="P11" style:family="paragraph" style:parent-style-name="Standard">
      <style:paragraph-properties fo:text-align="start" style:justify-single-word="false"/>
      <style:text-properties style:font-name="Consolas" fo:font-size="11pt" officeooo:paragraph-rsid="000c8e16" style:font-size-asian="11pt" style:font-size-complex="11pt"/>
    </style:style>
    <style:style style:name="P12" style:family="paragraph" style:parent-style-name="Standard">
      <style:paragraph-properties fo:text-align="start" style:justify-single-word="false"/>
      <style:text-properties style:font-name="Consolas" fo:font-size="9pt" fo:font-weight="normal" officeooo:paragraph-rsid="00103a05" style:font-size-asian="9pt" style:font-weight-asian="normal" style:font-size-complex="9pt" style:font-weight-complex="normal"/>
    </style:style>
    <style:style style:name="P13" style:family="paragraph" style:parent-style-name="Standard">
      <style:paragraph-properties fo:margin-left="0.4953in" fo:margin-right="0in" fo:text-align="start" style:justify-single-word="false" fo:text-indent="0in" style:auto-text-indent="false"/>
      <style:text-properties style:font-name="Consolas" fo:font-size="9pt" officeooo:paragraph-rsid="000cc28c" style:font-size-asian="9pt" style:font-size-complex="9pt"/>
    </style:style>
    <style:style style:name="P14" style:family="paragraph" style:parent-style-name="Standard">
      <style:paragraph-properties fo:margin-left="0.4953in" fo:margin-right="0in" fo:text-align="start" style:justify-single-word="false" fo:text-indent="0in" style:auto-text-indent="false"/>
      <style:text-properties style:font-name="Consolas" fo:font-size="9pt" officeooo:paragraph-rsid="000c8e16" style:font-size-asian="9pt" style:font-size-complex="9pt"/>
    </style:style>
    <style:style style:name="P15" style:family="paragraph" style:parent-style-name="Standard">
      <style:paragraph-properties fo:margin-left="0.4953in" fo:margin-right="0in" fo:text-align="start" style:justify-single-word="false" fo:text-indent="0in" style:auto-text-indent="false"/>
      <style:text-properties style:font-name="Consolas" fo:font-size="9pt" officeooo:paragraph-rsid="000dc158" style:font-size-asian="9pt" style:font-size-complex="9pt"/>
    </style:style>
    <style:style style:name="P16" style:family="paragraph" style:parent-style-name="Standard">
      <style:paragraph-properties fo:margin-left="0.4953in" fo:margin-right="0in" fo:text-align="start" style:justify-single-word="false" fo:text-indent="0in" style:auto-text-indent="false"/>
      <style:text-properties style:font-name="Consolas" fo:font-size="9pt" officeooo:paragraph-rsid="000fbfbc" style:font-size-asian="9pt" style:font-size-complex="9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ick Sullivan</text:p>
      <text:p text:style-name="P1">COEN 177L</text:p>
      <text:p text:style-name="P1"/>
      <text:p text:style-name="P2">Lab 2: Minix Scheduling</text:p>
      <text:p text:style-name="P2"/>
      <text:p text:style-name="P7">Task 1:</text:p>
      <text:p text:style-name="P3"/>
      <text:p text:style-name="P5">The banner information is printed out in the main.c file in the kernel's source code. The announce() function displays the copyright information, so we can add something to the banner by just adding another printf statement.</text:p>
      <text:p text:style-name="P3"/>
      <text:p text:style-name="P7">Task 2:</text:p>
      <text:p text:style-name="P3"/>
      <text:p text:style-name="P3">The Minix scheduling algorithm can be found in the proc.c in the kernel's source code. The actual scheduling occurs in the “pick_proc()” function. I have included the relevant parts of that function below for reference. The Minix scheduler maintains a list of queues of different priorities. In the pick_proc function, the scheduler iterates through each of those queues in descending priority order. It checks each queue for any waiting processes. If a process is found and that process is ready to run, that process is returned to be run next. If that process is not ready to be run, an assertion fails. If a process is not found in the current queue, the for loop begins checking the next lower priority queue until it finds a process to run.</text:p>
      <text:p text:style-name="P3"/>
      <text:p text:style-name="P6">Note: lower values of q refer to higher priority queues.</text:p>
      <text:p text:style-name="P3"/>
      <text:p text:style-name="P13"/>
      <text:p text:style-name="P14"/>
      <text:p text:style-name="P14">PRIVATE struct proc * pick_proc(void) {</text:p>
      <text:p text:style-name="P14"><text:tab/>register struct proc *rp;<text:tab/>// Process to run</text:p>
      <text:p text:style-name="P14"><text:tab/>int q;<text:tab/>// Iterate over queues</text:p>
      <text:p text:style-name="P14"/>
      <text:p text:style-name="P15"><text:tab/>u64_t time;<text:tab/>// Holds time value (the last few bits of which are nearly random)</text:p>
      <text:p text:style-name="P16"><text:tab/>read_tsc_64(&amp;time);</text:p>
      <text:p text:style-name="P15"><text:tab/>srand(time);</text:p>
      <text:p text:style-name="P15"/>
      <text:p text:style-name="P14"><text:tab/>for (q=0; q &lt; NR_SCHED_QUEUES; q++) {</text:p>
      <text:p text:style-name="P14"><text:tab/><text:tab/>if (!(rpp = rdy_head[q])) {</text:p>
      <text:p text:style-name="P14"><text:tab/><text:tab/><text:tab/>TRACE(VF_PICKPROC, printf(“queue %d empty\n”, q););</text:p>
      <text:p text:style-name="P14"><text:tab/><text:tab/><text:tab/>continue;</text:p>
      <text:p text:style-name="P14"><text:tab/><text:tab/>}</text:p>
      <text:p text:style-name="P14"/>
      <text:p text:style-name="P14"><text:tab/><text:tab/>/* 0.2% of the time, choose a random queue to choose the next process from. */</text:p>
      <text:p text:style-name="P14"><text:tab/><text:tab/>if (rand() % 500 == 0) {</text:p>
      <text:p text:style-name="P14"><text:tab/><text:tab/><text:tab/>q = rand() % NR_SCHED_QUEUES;</text:p>
      <text:p text:style-name="P14"><text:tab/><text:tab/><text:tab/>continue;</text:p>
      <text:p text:style-name="P14"><text:tab/><text:tab/>}</text:p>
      <text:p text:style-name="P14"><text:tab/>...</text:p>
      <text:p text:style-name="P14"><text:tab/>}</text:p>
      <text:p text:style-name="P14">}</text:p>
      <text:p text:style-name="P11"/>
      <text:p text:style-name="P4">My changes to the pick_proc() function ensure that the scheduling algorithm <text:s/>will switch to a random queue exactly 0.2% of the time. I have tried using probabilities larger than 1%, but that makes the machine nearly unusable. Note that sometimes the random queue choice will choose a queue of higher priority than is currently being examined. These higher priority queues will likely still be empty because they were just examined, so that case will not adversely affect scheduling.</text:p>
      <text:p text:style-name="P4"/>
      <text:p text:style-name="P8">Testing</text:p>
      <text:p text:style-name="P8"><text:soft-page-break/></text:p>
      <text:p text:style-name="P9">The ideal way to test changes to the scheduling algorithm would be to test changes in execution time of functions that are executing within the kernel's privileged state. This would give us an idea of how high priority processes are affected by the scheduling changes. When testing these high priority processes, I would spawn a few low priority processes so that there are always processes looking to run at the user priority. This way, any time we jump to a random queue of lower priority, higher priority processes will be delayed.</text:p>
      <text:p text:style-name="P9"/>
      <text:p text:style-name="P10">For the purposes of this lab, I created a simple program that prints out every number counting down from 1,000,000 with carriage returns so that it prints in the same location. This program looks like this:</text:p>
      <text:p text:style-name="P10"/>
      <text:p text:style-name="P12">decrement.c:</text:p>
      <text:p text:style-name="P12">#include &lt;stdio.h&gt;</text:p>
      <text:p text:style-name="P12"/>
      <text:p text:style-name="P12">int main(void) {</text:p>
      <text:p text:style-name="P12"><text:tab/>int count = 1000000;</text:p>
      <text:p text:style-name="P12"><text:tab/>while (count--) {</text:p>
      <text:p text:style-name="P12"><text:tab/><text:tab/>printf(“\r%d”, count);</text:p>
      <text:p text:style-name="P12"><text:tab/>}</text:p>
      <text:p text:style-name="P12">}</text:p>
      <text:p text:style-name="P10"/>
      <text:p text:style-name="P10">I also created a test program to fork processes that will always want to run.</text:p>
      <text:p text:style-name="P10"/>
      <text:p text:style-name="P12">fork.c:</text:p>
      <text:p text:style-name="P12">#include &lt;unistd.h&gt;</text:p>
      <text:p text:style-name="P12">#define NUM_PROCS 8</text:p>
      <text:p text:style-name="P12"/>
      <text:p text:style-name="P12">int main(void) {</text:p>
      <text:p text:style-name="P12"><text:tab/>int i;</text:p>
      <text:p text:style-name="P12"><text:tab/>for (i = 0; i &lt; NUM_PROCS; i++) {</text:p>
      <text:p text:style-name="P12"><text:tab/><text:tab/>if (fork() == 0) break;</text:p>
      <text:p text:style-name="P12"><text:tab/>}</text:p>
      <text:p text:style-name="P12"/>
      <text:p text:style-name="P12"><text:tab/>for (;;) i++;</text:p>
      <text:p text:style-name="P12">}</text:p>
      <text:p text:style-name="P12"/>
      <text:p text:style-name="P10">With the eight processes spawned, running the decrement program consistently takes 3.01 seconds on a new Minix image. On my modified kernel, the decrement program takes only slightly longer to run, an average of 3.08 seconds. However, after running the fork program, the time that decrement takes to run on the modified scheduler jumps to an average of 4.90 seconds. The standard Minix image stays consistent with an average run time of 3.03 seconds. The random queue choice of my modified kernel affects the operating system's ability to quickly change between a large number of user processes that are runn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Devanagari1" svg:font-family="'Lohit Devanagari'"/>
    <style:font-face style:name="ARial" svg:font-family="ARial" style:font-family-generic="swiss"/>
    <style:font-face style:name="Consolas" svg:font-family="Consolas"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AR PL UMing HK"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21T14:09:44</meta:creation-date>
    <dc:date>2014-10-21T16:21:26</dc:date>
    <meta:editing-duration>PT9M31S</meta:editing-duration>
    <meta:editing-cycles>1</meta:editing-cycles>
    <meta:document-statistic meta:table-count="0" meta:image-count="0" meta:object-count="0" meta:page-count="2" meta:paragraph-count="51" meta:word-count="645" meta:character-count="3779" meta:non-whitespace-character-count="3144"/>
    <meta:generator>LibreOffice/4.0.4.2$Linux_X86_64 LibreOffice_project/400m0$Build-2</meta:generator>
  </office:meta>
</office:document-meta>
</file>